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47A25758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15cm, 6.652cm, 12.716cm, 2.933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72cm" svg:height="22.499cm" svg:x="1.092cm" svg:y="2.292cm">
          <draw:image xlink:href="Pictures/10000000000005E8000007E047A2575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06T11:54:19.814868072</dc:date>
    <meta:editing-duration>PT3M39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